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7.44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1.1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25" calcext:value-type="float">
            <text:p>0.25</text:p>
          </table:table-cell>
          <table:table-cell table:number-columns-repeated="10"/>
          <table:table-cell table:formula="of:=SUM([.C2:.L2])*[.B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5" calcext:value-type="float">
            <text:p>0.05</text:p>
          </table:table-cell>
          <table:table-cell table:number-columns-repeated="10"/>
          <table:table-cell table:formula="of:=SUM([.C3:.L3])*[.B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5" calcext:value-type="float">
            <text:p>0.05</text:p>
          </table:table-cell>
          <table:table-cell table:number-columns-repeated="10"/>
          <table:table-cell table:formula="of:=SUM([.C4:.L4])*[.B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2" calcext:value-type="float">
            <text:p>0.02</text:p>
          </table:table-cell>
          <table:table-cell table:number-columns-repeated="10"/>
          <table:table-cell table:formula="of:=SUM([.C5:.L5])*[.B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2" calcext:value-type="float">
            <text:p>0.02</text:p>
          </table:table-cell>
          <table:table-cell table:number-columns-repeated="10"/>
          <table:table-cell table:formula="of:=SUM([.C6:.L6])*[.B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2"/>
          <table:table-cell table:formula="of:=SUM([.M1:.M9])" office:value-type="float" office:value="0" calcext:value-type="float">
            <text:p>0</text:p>
          </table:table-cell>
        </table:table-row>
      </table:table>
      <table:table table:name="202012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3]*[.C3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7])" office:value-type="float" office:value="16500" calcext:value-type="float">
            <text:p>16500</text:p>
          </table:table-cell>
          <table:table-cell table:formula="of:=5500*3-[.D18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table:formula="of:=[.B3]*[.C3]" office:value-type="float" office:value="2250" calcext:value-type="float">
            <text:p>22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0]*[.C10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22000" calcext:value-type="float">
            <text:p>22000</text:p>
          </table:table-cell>
          <table:table-cell table:formula="of:=5500*4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6500" calcext:value-type="float">
            <text:p>16500</text:p>
          </table:table-cell>
          <table:table-cell table:formula="of:=5500*3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3]*[.C3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2" calcext:value-type="float">
            <text:p>12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1]*[.C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27500" calcext:value-type="float">
            <text:p>27500</text:p>
          </table:table-cell>
          <table:table-cell table:formula="of:=5500*5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2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5]*[.C5]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5]*[.C5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9]*[.C9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10]*[.C10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11]*[.C11]"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6])" office:value-type="float" office:value="27500" calcext:value-type="float">
            <text:p>27500</text:p>
          </table:table-cell>
          <table:table-cell table:formula="of:=5500*5-[.D1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table:formula="of:=[.B3]*[.C3]" office:value-type="float" office:value="1380" calcext:value-type="float">
            <text:p>13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5])" office:value-type="float" office:value="11000" calcext:value-type="float">
            <text:p>11000</text:p>
          </table:table-cell>
          <table:table-cell table:formula="of:=5500*2-[.D1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11]*[.C11]"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1])" office:value-type="float" office:value="16500" calcext:value-type="float">
            <text:p>16500</text:p>
          </table:table-cell>
          <table:table-cell table:formula="of:=5500*3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0])" office:value-type="float" office:value="5500" calcext:value-type="float">
            <text:p>5500</text:p>
          </table:table-cell>
          <table:table-cell table:formula="of:=5500-[.D2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0])" office:value-type="float" office:value="5500" calcext:value-type="float">
            <text:p>5500</text:p>
          </table:table-cell>
          <table:table-cell table:formula="of:=5500-[.D2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8]*[.C8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11]*[.C11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2]*[.C12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13]*[.C13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0])" office:value-type="float" office:value="16500" calcext:value-type="float">
            <text:p>16500</text:p>
          </table:table-cell>
          <table:table-cell table:formula="of:=5500*3-[.D2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2]*[.C1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3]*[.C13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4]*[.C1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6]*[.C1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2])" office:value-type="float" office:value="11000" calcext:value-type="float">
            <text:p>11000</text:p>
          </table:table-cell>
          <table:table-cell table:formula="of:=5500*2-[.D2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9]*[.C9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1]*[.C1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formula="of:=[.B12]*[.C12]" office:value-type="float" office:value="6600" calcext:value-type="float">
            <text:p>6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3]*[.C1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14]*[.C1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5]*[.C15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6]*[.C1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3])" office:value-type="float" office:value="16500" calcext:value-type="float">
            <text:p>16500</text:p>
          </table:table-cell>
          <table:table-cell table:formula="of:=5500*3-[.D2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formula="of:=[.B9]*[.C9]" office:value-type="float" office:value="390" calcext:value-type="float">
            <text:p>3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table:formula="of:=[.B10]*[.C10]"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4]*[.C1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4]*[.C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4])" office:value-type="float" office:value="5500" calcext:value-type="float">
            <text:p>5500</text:p>
          </table:table-cell>
          <table:table-cell table:formula="of:=5500-[.D2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8]*[.C8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9]*[.C9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1]*[.C11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8])" office:value-type="float" office:value="22000" calcext:value-type="float">
            <text:p>22000</text:p>
          </table:table-cell>
          <table:table-cell table:formula="of:=5500*4-[.D19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2" table:formula="of:=[.B1]*[.C1]" office:value-type="float" office:value="3200" calcext:value-type="float">
            <text:p>3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style-name="ce2" table:formula="of:=[.B2]*[.C2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3"/>
          <table:table-cell table:style-name="ce2"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11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table:style-name="ce2" table:formula="of:=[.B1]*[.C1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2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3"/>
          <table:table-cell table:style-name="ce2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11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style-name="ce2"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2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3"/>
          <table:table-cell table:style-name="ce2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11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2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3"/>
          <table:table-cell table:style-name="ce2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11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2"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3]*[.C3]" office:value-type="float" office:value="1500" calcext:value-type="float">
            <text:p>15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2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3"/>
          <table:table-cell table:style-name="ce2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11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style-name="ce2" table:formula="of:=[.B1]*[.C1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2]*[.C2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style-name="ce2" table:formula="of:=[.B3]*[.C3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style-name="ce2" table:formula="of:=[.B4]*[.C4]" office:value-type="float" office:value="330" calcext:value-type="float">
            <text:p>33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5]*[.C5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table:style-name="ce2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3"/>
          <table:table-cell table:style-name="ce2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1])" office:value-type="float" office:value="11000" calcext:value-type="float">
            <text:p>11000</text:p>
          </table:table-cell>
          <table:table-cell table:formula="of:=5500*2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11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5]*[.C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6])" office:value-type="float" office:value="11000" calcext:value-type="float">
            <text:p>11000</text:p>
          </table:table-cell>
          <table:table-cell table:formula="of:=5500*2-[.D2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5]*[.C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6])" office:value-type="float" office:value="5500" calcext:value-type="float">
            <text:p>5500</text:p>
          </table:table-cell>
          <table:table-cell table:formula="of:=5500-[.D2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60" calcext:value-type="float">
            <text:p>6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5]*[.C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6])" office:value-type="float" office:value="5500" calcext:value-type="float">
            <text:p>5500</text:p>
          </table:table-cell>
          <table:table-cell table:formula="of:=5500-[.D2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5]*[.C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6])" office:value-type="float" office:value="11000" calcext:value-type="float">
            <text:p>11000</text:p>
          </table:table-cell>
          <table:table-cell table:formula="of:=5500*2-[.D2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6]*[.C6]" office:value-type="float" office:value="2500" calcext:value-type="float">
            <text:p>25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22]*[.C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3"/>
          <table:table-cell table:style-name="ce2" table:formula="of:=[.B25]*[.C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26]*[.C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6])" office:value-type="float" office:value="5500" calcext:value-type="float">
            <text:p>5500</text:p>
          </table:table-cell>
          <table:table-cell table:formula="of:=5500-[.D27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11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21])" office:value-type="float" office:value="5500" calcext:value-type="float">
            <text:p>5500</text:p>
          </table:table-cell>
          <table:table-cell table:formula="of:=5500-[.D2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1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3"/>
          <table:table-cell table:style-name="ce2" table:formula="of:=[.B17]*[.C1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8]*[.C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9]*[.C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20]*[.C2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21]*[.C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3"/>
          <table:table-cell table:style-name="ce2" table:formula="of:=[.B23]*[.C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24]*[.C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24])" office:value-type="float" office:value="5500" calcext:value-type="float">
            <text:p>5500</text:p>
          </table:table-cell>
          <table:table-cell table:formula="of:=5500-[.D2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10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2]*[.C12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3]*[.C1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6])" office:value-type="float" office:value="16800" calcext:value-type="float">
            <text:p>16800</text:p>
          </table:table-cell>
          <table:table-cell table:formula="of:=5500*3-[.D17]" office:value-type="float" office:value="-300" calcext:value-type="float">
            <text:p>-3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6]*[.C6]" office:value-type="float" office:value="5500" calcext:value-type="float">
            <text:p>5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formula="of:=[.B8]*[.C8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6500" calcext:value-type="float">
            <text:p>16500</text:p>
          </table:table-cell>
          <table:table-cell table:formula="of:=5500*3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900" calcext:value-type="float">
            <text:p>9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5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5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formula="of:=[.B8]*[.C8]" office:value-type="float" office:value="9600" calcext:value-type="float">
            <text:p>9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22000" calcext:value-type="float">
            <text:p>22000</text:p>
          </table:table-cell>
          <table:table-cell table:formula="of:=5500*4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4]*[.C4]" office:value-type="float" office:value="10200" calcext:value-type="float">
            <text:p>102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1]*[.C1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3]*[.C3]"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10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4500" calcext:value-type="float">
            <text:p>45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1]*[.C1]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3]*[.C3]"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1950" calcext:value-type="float">
            <text:p>19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9]*[.C9]" office:value-type="float" office:value="3000" calcext:value-type="float">
            <text:p>30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000" calcext:value-type="float">
            <text:p>20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5]*[.C5]" office:value-type="float" office:value="10400" calcext:value-type="float">
            <text:p>104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[.B6]*[.C6]" office:value-type="float" office:value="7800" calcext:value-type="float">
            <text:p>78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6500" calcext:value-type="float">
            <text:p>16500</text:p>
          </table:table-cell>
          <table:table-cell table:formula="of:=5500*3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050" calcext:value-type="float">
            <text:p>10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formula="of:=[.B5]*[.C5]" office:value-type="float" office:value="9000" calcext:value-type="float">
            <text:p>9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9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7]*[.C7]" office:value-type="float" office:value="7200" calcext:value-type="float">
            <text:p>7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1600" calcext:value-type="float">
            <text:p>16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*2-[.D14]" office:value-type="float" office:value="5500" calcext:value-type="float">
            <text:p>550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style-name="ce2" table:formula="of:=[.B5]*[.C5]" office:value-type="float" office:value="8800" calcext:value-type="float">
            <text:p>88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1]*[.C1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1]*[.C1]"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5])" office:value-type="float" office:value="11000" calcext:value-type="float">
            <text:p>11000</text:p>
          </table:table-cell>
          <table:table-cell table:formula="of:=5500*2-[.D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7200" calcext:value-type="float">
            <text:p>7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B1]*[.C1]" office:value-type="float" office:value="7500" calcext:value-type="float">
            <text:p>7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B3]*[.C3]" office:value-type="float" office:value="390" calcext:value-type="float">
            <text:p>3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2" table:formula="of:=[.B4]*[.C4]" office:value-type="float" office:value="1950" calcext:value-type="float">
            <text:p>19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2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2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2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2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1]*[.C1]" office:value-type="float" office:value="3500" calcext:value-type="float">
            <text:p>3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5]*[.C5]" office:value-type="float" office:value="10800" calcext:value-type="float">
            <text:p>10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2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1]*[.C1]" office:value-type="float" office:value="14000" calcext:value-type="float">
            <text:p>1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4]*[.C4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1]*[.C1]" office:value-type="float" office:value="9000" calcext:value-type="float">
            <text:p>9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2]*[.C2]" office:value-type="float" office:value="8400" calcext:value-type="float">
            <text:p>8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00/00/00</text:date>, <text:time style:data-style-name="N2" text:time-value="12:05:48.0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2-06T06:10:04.025910001</meta:creation-date>
    <dc:date>2020-12-22T12:54:40.921000000</dc:date>
    <meta:editing-duration>P1DT18H42M33S</meta:editing-duration>
    <meta:editing-cycles>341</meta:editing-cycles>
    <meta:generator>LibreOffice/7.0.3.1$Windows_X86_64 LibreOffice_project/d7547858d014d4cf69878db179d326fc3483e082</meta:generator>
    <meta:document-statistic meta:table-count="195" meta:cell-count="6806" meta:object-count="0"/>
  </office:meta>
</office:document-meta>
</file>